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9999ff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3" style:family="graphic" style:parent-style-name="standard">
      <style:graphic-properties draw:fill-color="#9933ff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4.68cm"/>
    </style:style>
    <style:style style:name="gr5" style:family="graphic" style:parent-style-name="standard" style:list-style-name="L1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solid" draw:fill-color="#cc99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color="#ffffff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T1" style:family="text">
      <style:text-properties fo:color="#ffffff"/>
    </style:style>
    <style:style style:name="T2" style:family="text">
      <style:text-properties fo:color="#ffffff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cm" svg:height="2cm" svg:x="3.2cm" svg:y="10.3cm">
          <text:p text:style-name="P1"><text:span text:style-name="T1">Model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2" draw:text-style-name="P1" draw:layer="layout" svg:x1="13.5cm" svg:y1="11.2cm" svg:x2="6.3cm" svg:y2="11.2cm">
          <text:p/>
        </draw:line>
        <draw:custom-shape draw:style-name="gr3" draw:text-style-name="P2" draw:layer="layout" svg:width="1cm" svg:height="1cm" svg:x="7cm" svg:y="9.5cm">
          <text:p text:style-name="P1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5.18cm" svg:height="1.675cm" svg:x="8.12cm" svg:y="9.537cm">
          <draw:text-box>
            <text:p text:style-name="P1">Reverse Code</text:p>
            <text:p text:style-name="P1">(Batch)</text:p>
          </draw:text-box>
        </draw:frame>
        <draw:custom-shape draw:style-name="gr5" draw:text-style-name="P4" draw:layer="layout" svg:width="3.354cm" svg:height="2cm" svg:x="13.6cm" svg:y="10.3cm">
          <text:p text:style-name="P3"><text:span text:style-name="T2">Legacy</text:span></text:p>
          <text:p text:style-name="P3"><text:span text:style-name="T2">Code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46M28S</meta:editing-duration>
    <meta:editing-cycles>9</meta:editing-cycles>
    <meta:generator>OpenOffice/4.1.2$Win32 OpenOffice.org_project/412m3$Build-9782</meta:generator>
    <dc:date>2016-04-14T15:13:41.05</dc:date>
    <dc:creator>Shuai Li</dc:creator>
    <meta:document-statistic meta:object-count="5"/>
  </office:meta>
</office:document-meta>
</file>